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800000002A00AACB6E.png"/>
  <manifest:file-entry manifest:media-type="image/jpeg" manifest:full-path="Pictures/100000000000010C0000008113F2B5AE.jpg"/>
  <manifest:file-entry manifest:media-type="image/jpeg" manifest:full-path="Pictures/1000000000000171000001271333A7B8.jpg"/>
  <manifest:file-entry manifest:media-type="image/png" manifest:full-path="Pictures/10000201000000DC0000006FA3F588D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ffffcc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80pt" fo:font-weight="bold" style:font-size-asian="80pt" style:font-weight-asian="bold" style:font-size-complex="80pt" style:font-weight-complex="bold"/>
    </style:style>
    <style:style style:name="P3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ffff00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14.4cm" svg:y1="2.3cm" svg:x2="14.6cm" svg:y2="18cm">
          <text:p/>
        </draw:line>
        <draw:frame draw:style-name="gr2" draw:text-style-name="P1" draw:layer="layout" svg:width="4.513cm" svg:height="1.48cm" svg:x="23.7cm" svg:y="10.9cm">
          <draw:image xlink:href="Pictures/10000201000000800000002A00AACB6E.png" xlink:type="simple" xlink:show="embed" xlink:actuate="onLoad">
            <text:p/>
          </draw:image>
        </draw:frame>
        <draw:frame draw:style-name="gr2" draw:text-style-name="P1" draw:layer="layout" svg:width="4.513cm" svg:height="1.48cm" svg:x="17.764cm" svg:y="12.239cm">
          <draw:image xlink:href="Pictures/10000201000000800000002A00AACB6E.png" xlink:type="simple" xlink:show="embed" xlink:actuate="onLoad">
            <text:p/>
          </draw:image>
        </draw:frame>
        <draw:frame draw:style-name="gr2" draw:text-style-name="P1" draw:layer="layout" svg:width="4.513cm" svg:height="1.48cm" svg:x="18.9cm" svg:y="8.4cm">
          <draw:image xlink:href="Pictures/10000201000000800000002A00AACB6E.png" xlink:type="simple" xlink:show="embed" xlink:actuate="onLoad">
            <text:p/>
          </draw:image>
        </draw:frame>
        <draw:frame draw:style-name="gr2" draw:text-style-name="P1" draw:layer="layout" svg:width="4.567cm" svg:height="2.38cm" svg:x="16.6cm" svg:y="8.22cm">
          <draw:image xlink:href="Pictures/10000201000000DC0000006FA3F588D8.png" xlink:type="simple" xlink:show="embed" xlink:actuate="onLoad">
            <text:p/>
          </draw:image>
        </draw:frame>
        <draw:custom-shape draw:style-name="gr3" draw:text-style-name="P1" draw:layer="layout" svg:width="8cm" svg:height="4.5cm" svg:x="19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567cm" svg:height="2.38cm" svg:x="18.233cm" svg:y="13.7cm">
          <draw:image xlink:href="Pictures/10000201000000DC0000006FA3F588D8.png" xlink:type="simple" xlink:show="embed" xlink:actuate="onLoad">
            <text:p/>
          </draw:image>
        </draw:frame>
        <draw:frame draw:style-name="gr2" draw:text-style-name="P1" draw:layer="layout" svg:width="4.4cm" svg:height="2.512cm" svg:x="24.8cm" svg:y="12.3cm">
          <draw:image xlink:href="Pictures/100000000000010C0000008113F2B5AE.jpg" xlink:type="simple" xlink:show="embed" xlink:actuate="onLoad">
            <text:p/>
          </draw:image>
        </draw:frame>
        <draw:frame draw:style-name="gr2" draw:text-style-name="P1" draw:layer="layout" svg:width="4.4cm" svg:height="2.512cm" svg:x="1.9cm" svg:y="12.388cm">
          <draw:image xlink:href="Pictures/100000000000010C0000008113F2B5AE.jpg" xlink:type="simple" xlink:show="embed" xlink:actuate="onLoad">
            <text:p/>
          </draw:image>
        </draw:frame>
        <draw:frame draw:style-name="gr2" draw:text-style-name="P1" draw:layer="layout" svg:width="4.567cm" svg:height="2.38cm" svg:x="6.7cm" svg:y="12.5cm">
          <draw:image xlink:href="Pictures/10000201000000DC0000006FA3F588D8.png" xlink:type="simple" xlink:show="embed" xlink:actuate="onLoad">
            <text:p/>
          </draw:image>
        </draw:frame>
        <draw:frame draw:style-name="gr2" draw:text-style-name="P1" draw:layer="layout" svg:width="4.567cm" svg:height="2.38cm" svg:x="9.533cm" svg:y="15.22cm">
          <draw:image xlink:href="Pictures/10000201000000DC0000006FA3F588D8.png" xlink:type="simple" xlink:show="embed" xlink:actuate="onLoad">
            <text:p/>
          </draw:image>
        </draw:frame>
        <draw:line draw:style-name="gr4" draw:text-style-name="P1" draw:layer="layout" svg:x1="2.3cm" svg:y1="10.8cm" svg:x2="13cm" svg:y2="10.8cm">
          <text:p/>
        </draw:line>
        <draw:line draw:style-name="gr4" draw:text-style-name="P1" draw:layer="layout" svg:x1="4.6cm" svg:y1="12.5cm" svg:x2="4.6cm" svg:y2="10.8cm">
          <text:p/>
        </draw:line>
        <draw:line draw:style-name="gr4" draw:text-style-name="P1" draw:layer="layout" svg:x1="9cm" svg:y1="12.2cm" svg:x2="9cm" svg:y2="10.9cm">
          <text:p/>
        </draw:line>
        <draw:line draw:style-name="gr4" draw:text-style-name="P1" draw:layer="layout" svg:x1="12.7cm" svg:y1="14.2cm" svg:x2="12.6cm" svg:y2="10.9cm">
          <text:p/>
        </draw:line>
        <draw:line draw:style-name="gr4" draw:text-style-name="P1" draw:layer="layout" svg:x1="7.9cm" svg:y1="10.7cm" svg:x2="7.9cm" svg:y2="8.5cm">
          <text:p/>
        </draw:line>
        <draw:frame draw:style-name="gr2" draw:text-style-name="P1" draw:layer="layout" svg:width="7.596cm" svg:height="3.711cm" svg:x="4.3cm" svg:y="6.4cm">
          <draw:image xlink:href="Pictures/1000000000000171000001271333A7B8.jpg" xlink:type="simple" xlink:show="embed" xlink:actuate="onLoad">
            <text:p/>
          </draw:image>
        </draw:frame>
        <draw:frame draw:style-name="gr5" draw:text-style-name="P2" draw:layer="layout" svg:width="5.366cm" svg:height="3.405cm" svg:x="5.04cm" svg:y="5.938cm">
          <draw:text-box>
            <text:p text:style-name="P2"><text:span text:style-name="T1">sso</text:span></text:p>
          </draw:text-box>
        </draw:frame>
        <draw:frame draw:style-name="gr6" draw:text-style-name="P3" draw:layer="layout" svg:width="2.454cm" svg:height="1.517cm" svg:x="21.6cm" svg:y="11.1cm">
          <draw:text-box>
            <text:p><text:span text:style-name="T2">sso</text:span></text:p>
          </draw:text-box>
        </draw:frame>
        <draw:frame draw:style-name="gr7" draw:text-style-name="P4" draw:layer="layout" svg:width="11.7cm" svg:height="2.3cm" svg:x="2.1cm" svg:y="3.2cm">
          <draw:text-box>
            <text:p text:style-name="P4"><text:span text:style-name="T3">SSO CLASSIQUES</text:span><text:span text:style-name="T4"> </text:span></text:p>
          </draw:text-box>
        </draw:frame>
        <draw:frame draw:style-name="gr7" draw:text-style-name="P4" draw:layer="layout" svg:width="11.7cm" svg:height="2.301cm" svg:x="15.9cm" svg:y="3.1cm">
          <draw:text-box>
            <text:p text:style-name="P4"><text:span text:style-name="T3">SSO : La révolution</text:span></text:p>
            <text:p text:style-name="P4"><text:span text:style-name="T3">Lemon:node.js</text:span><text:span text:style-name="T4"> 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man </meta:initial-creator>
    <meta:creation-date>2011-11-25T10:46:55</meta:creation-date>
    <dc:date>2011-11-26T21:30:27</dc:date>
    <dc:creator>german </dc:creator>
    <meta:editing-duration>PT35M19S</meta:editing-duration>
    <meta:editing-cycles>3</meta:editing-cycles>
    <meta:generator>LibreOffice/3.4$Linux LibreOffice_project/340m1$Build-302</meta:generator>
    <meta:document-statistic meta:object-count="21"/>
  </office:meta>
</office:document-meta>
</file>